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pitch="variable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officeooo:rsid="0056eda9" officeooo:paragraph-rsid="00839de2" style:font-name-asian="Ubuntu2" style:font-size-asian="8pt" style:font-name-complex="Ubuntu2" style:font-size-complex="8pt"/>
    </style:style>
    <style:style style:name="P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officeooo:rsid="0056eda9" officeooo:paragraph-rsid="0092d25e" style:font-name-asian="Ubuntu2" style:font-size-asian="8pt" style:font-name-complex="Ubuntu2" style:font-size-complex="8pt"/>
    </style:style>
    <style:style style:name="P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officeooo:rsid="00645e56" officeooo:paragraph-rsid="00839de2" style:font-name-asian="Ubuntu2" style:font-size-asian="8pt" style:font-name-complex="Ubuntu2" style:font-size-complex="8pt"/>
    </style:style>
    <style:style style:name="P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officeooo:rsid="00645e56" officeooo:paragraph-rsid="0092d25e" style:font-name-asian="Ubuntu2" style:font-size-asian="8pt" style:font-name-complex="Ubuntu2" style:font-size-complex="8pt"/>
    </style:style>
    <style:style style:name="P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839de2" style:font-name-asian="Ubuntu2" style:font-size-asian="8pt" style:font-name-complex="Ubuntu2" style:font-size-complex="8pt"/>
    </style:style>
    <style:style style:name="P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92d25e" style:font-name-asian="Ubuntu2" style:font-size-asian="8pt" style:font-name-complex="Ubuntu2" style:font-size-complex="8pt"/>
    </style:style>
    <style:style style:name="P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67c019" officeooo:paragraph-rsid="00839de2" style:font-name-asian="Ubuntu2" style:font-size-asian="8pt" style:font-name-complex="Ubuntu2" style:font-size-complex="8pt"/>
    </style:style>
    <style:style style:name="P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71c9ce" officeooo:paragraph-rsid="00839de2" style:font-name-asian="Ubuntu2" style:font-size-asian="8pt" style:font-name-complex="Ubuntu2" style:font-size-complex="8pt"/>
    </style:style>
    <style:style style:name="P9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Ubuntu" fo:font-size="12pt" fo:font-weight="bold" officeooo:rsid="00632abf" officeooo:paragraph-rsid="00632abf" style:font-name-asian="Ubuntu2" style:font-size-asian="12pt" style:font-weight-asian="bold" style:font-name-complex="Ubuntu2" style:font-size-complex="12pt"/>
    </style:style>
    <style:style style:name="P10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Ubuntu" fo:font-size="12pt" fo:font-weight="bold" officeooo:rsid="007d7c4d" officeooo:paragraph-rsid="001c237a" style:font-name-asian="Ubuntu2" style:font-size-asian="12pt" style:font-weight-asian="bold" style:font-name-complex="Ubuntu2" style:font-size-complex="12pt"/>
    </style:style>
    <style:style style:name="P1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4fed3f" officeooo:paragraph-rsid="007077dd" style:font-name-asian="Ubuntu2" style:font-size-asian="8pt" style:font-name-complex="Ubuntu2" style:font-size-complex="8pt"/>
    </style:style>
    <style:style style:name="P1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32abf" officeooo:paragraph-rsid="00839de2" style:font-name-asian="Ubuntu2" style:font-size-asian="8pt" style:font-name-complex="Ubuntu2" style:font-size-complex="8pt"/>
    </style:style>
    <style:style style:name="P1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ddfce" officeooo:paragraph-rsid="00839de2" style:font-name-asian="Ubuntu2" style:font-size-asian="8pt" style:font-name-complex="Ubuntu2" style:font-size-complex="8pt"/>
    </style:style>
    <style:style style:name="P1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ddfce" officeooo:paragraph-rsid="0092d25e" style:font-name-asian="Ubuntu2" style:font-size-asian="8pt" style:font-name-complex="Ubuntu2" style:font-size-complex="8pt"/>
    </style:style>
    <style:style style:name="P1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45e56" officeooo:paragraph-rsid="0092d25e" style:font-name-asian="Ubuntu2" style:font-size-asian="8pt" style:font-name-complex="Ubuntu2" style:font-size-complex="8pt"/>
    </style:style>
    <style:style style:name="P1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7c019" officeooo:paragraph-rsid="00839de2" style:font-name-asian="Ubuntu2" style:font-size-asian="8pt" style:font-name-complex="Ubuntu2" style:font-size-complex="8pt"/>
    </style:style>
    <style:style style:name="P1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weight="bold" officeooo:rsid="007077dd" officeooo:paragraph-rsid="007077dd" style:font-name-asian="Ubuntu2" style:font-size-asian="8pt" style:font-weight-asian="bold" style:font-name-complex="Ubuntu2" style:font-size-complex="8pt"/>
    </style:style>
    <style:style style:name="P1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solid" style:text-underline-width="auto" style:text-underline-color="font-color" officeooo:rsid="00632abf" officeooo:paragraph-rsid="00839de2" style:font-name-asian="Ubuntu2" style:font-size-asian="8pt" style:font-name-complex="Ubuntu2" style:font-size-complex="8pt"/>
    </style:style>
    <style:style style:name="P19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solid" style:text-underline-width="auto" style:text-underline-color="font-color" officeooo:rsid="00632abf" officeooo:paragraph-rsid="0092d25e" style:font-name-asian="Ubuntu2" style:font-size-asian="8pt" style:font-name-complex="Ubuntu2" style:font-size-complex="8pt"/>
    </style:style>
    <style:style style:name="P20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none" officeooo:rsid="0090c5e0" officeooo:paragraph-rsid="0092d25e" style:font-name-asian="Ubuntu2" style:font-size-asian="8pt" style:font-name-complex="Ubuntu2" style:font-size-complex="8pt"/>
    </style:style>
    <style:style style:name="P2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none" officeooo:rsid="0092d25e" officeooo:paragraph-rsid="0092d25e" style:font-name-asian="Ubuntu2" style:font-size-asian="8pt" style:font-name-complex="Ubuntu2" style:font-size-complex="8pt"/>
    </style:style>
    <style:style style:name="P2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839de2"/>
    </style:style>
    <style:style style:name="P23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officeooo:paragraph-rsid="001c237a"/>
    </style:style>
    <style:style style:name="P2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rsid="0056eda9" officeooo:paragraph-rsid="00839de2"/>
    </style:style>
    <style:style style:name="P25" style:family="paragraph" style:parent-style-name="Standard">
      <loext:graphic-properties draw:fill="solid" draw:fill-color="#ffffff"/>
      <style:paragraph-properties fo:text-align="center" style:justify-single-word="false" fo:keep-together="auto" fo:orphans="0" fo:widows="0" fo:background-color="#ffffff" fo:padding="0cm" fo:border="none" fo:keep-with-next="auto"/>
      <style:text-properties style:font-name="Ubuntu" fo:font-size="10pt" style:font-name-asian="Ubuntu2" style:font-size-asian="10pt" style:font-name-complex="Ubuntu2" style:font-size-complex="10pt"/>
    </style:style>
    <style:style style:name="P2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92d25e" officeooo:paragraph-rsid="0092d25e" style:font-name-asian="Ubuntu2" style:font-size-asian="8pt" style:font-name-complex="Ubuntu2" style:font-size-complex="8pt"/>
    </style:style>
    <style:style style:name="P27" style:family="paragraph" style:parent-style-name="Standard">
      <loext:graphic-properties draw:fill="solid" draw:fill-color="#ffffff" draw:fill-image-width="0cm" draw:fill-image-height="0cm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92d25e" officeooo:paragraph-rsid="0092d25e" style:font-name-asian="Ubuntu2" style:font-size-asian="8pt" style:font-name-complex="Ubuntu2" style:font-size-complex="8pt"/>
    </style:style>
    <style:style style:name="P2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94abdf" officeooo:paragraph-rsid="0094abdf" style:font-name-asian="Ubuntu2" style:font-size-asian="8pt" style:font-name-complex="Ubuntu2" style:font-size-complex="8pt"/>
    </style:style>
    <style:style style:name="P29" style:family="paragraph" style:parent-style-name="Standard">
      <loext:graphic-properties draw:fill="solid" draw:fill-color="#ffffff"/>
      <style:paragraph-properties fo:text-align="justify" style:justify-single-word="false" fo:orphans="0" fo:widows="0" fo:break-before="page" fo:background-color="#ffffff"/>
      <style:text-properties officeooo:paragraph-rsid="0092d25e"/>
    </style:style>
    <style:style style:name="P30" style:family="paragraph" style:parent-style-name="Standard">
      <loext:graphic-properties draw:fill="solid" draw:fill-color="#ffffff"/>
      <style:paragraph-properties fo:text-align="justify" style:justify-single-word="false" fo:orphans="0" fo:widows="0" fo:break-before="page" fo:background-color="#ffffff"/>
      <style:text-properties officeooo:paragraph-rsid="00839de2"/>
    </style:style>
    <style:style style:name="P31" style:family="paragraph" style:parent-style-name="Standard" style:master-page-name="Standard">
      <loext:graphic-properties draw:fill="solid" draw:fill-color="#ffffff"/>
      <style:paragraph-properties fo:text-align="center" style:justify-single-word="false" fo:orphans="0" fo:widows="0" style:page-number="1" fo:background-color="#ffffff"/>
      <style:text-properties style:font-name="Ubuntu" fo:font-size="12pt" fo:font-weight="bold" officeooo:rsid="00632abf" officeooo:paragraph-rsid="00632abf" style:font-name-asian="Ubuntu2" style:font-size-asian="12pt" style:font-weight-asian="bold" style:font-name-complex="Ubuntu2" style:font-size-complex="12pt"/>
    </style:style>
    <style:style style:name="T1" style:family="text">
      <style:text-properties style:font-name="Ubuntu" fo:font-size="12pt" fo:font-weight="bold" style:font-name-asian="Ubuntu2" style:font-size-asian="12pt" style:font-weight-asian="bold" style:font-name-complex="Ubuntu2" style:font-size-complex="12pt"/>
    </style:style>
    <style:style style:name="T2" style:family="text">
      <style:text-properties style:font-name="Ubuntu" fo:font-size="12pt" fo:font-weight="bold" officeooo:rsid="00065832" style:font-name-asian="Ubuntu2" style:font-size-asian="12pt" style:font-weight-asian="bold" style:font-name-complex="Ubuntu2" style:font-size-complex="12pt"/>
    </style:style>
    <style:style style:name="T3" style:family="text">
      <style:text-properties style:font-name="Ubuntu" fo:font-size="12pt" fo:font-weight="bold" officeooo:rsid="0096b6e9" style:font-name-asian="Ubuntu2" style:font-size-asian="12pt" style:font-weight-asian="bold" style:font-name-complex="Ubuntu2" style:font-size-complex="12pt"/>
    </style:style>
    <style:style style:name="T4" style:family="text">
      <style:text-properties style:font-name="Ubuntu" fo:font-size="8pt" officeooo:rsid="004fed3f" style:font-name-asian="Ubuntu2" style:font-size-asian="8pt" style:font-name-complex="Ubuntu2" style:font-size-complex="8pt"/>
    </style:style>
    <style:style style:name="T5" style:family="text">
      <style:text-properties style:font-name="Ubuntu" fo:font-size="8pt" officeooo:rsid="0057b34b" style:font-name-asian="Ubuntu2" style:font-size-asian="8pt" style:font-name-complex="Ubuntu2" style:font-size-complex="8pt"/>
    </style:style>
    <style:style style:name="T6" style:family="text">
      <style:text-properties style:font-name="Ubuntu" fo:font-size="8pt" officeooo:rsid="005f781d" style:font-name-asian="Ubuntu2" style:font-size-asian="8pt" style:font-name-complex="Ubuntu2" style:font-size-complex="8pt"/>
    </style:style>
    <style:style style:name="T7" style:family="text">
      <style:text-properties style:font-name="Ubuntu" fo:font-size="8pt" officeooo:rsid="00632abf" style:font-name-asian="Ubuntu2" style:font-size-asian="8pt" style:font-name-complex="Ubuntu2" style:font-size-complex="8pt"/>
    </style:style>
    <style:style style:name="T8" style:family="text">
      <style:text-properties style:font-name="Ubuntu" fo:font-size="8pt" officeooo:rsid="006ddfce" style:font-name-asian="Ubuntu2" style:font-size-asian="8pt" style:font-name-complex="Ubuntu2" style:font-size-complex="8pt"/>
    </style:style>
    <style:style style:name="T9" style:family="text">
      <style:text-properties style:font-name="Ubuntu" fo:font-size="8pt" officeooo:rsid="0092d25e" style:font-name-asian="Ubuntu2" style:font-size-asian="8pt" style:font-name-complex="Ubuntu2" style:font-size-complex="8pt"/>
    </style:style>
    <style:style style:name="T10" style:family="text">
      <style:text-properties style:font-name="Ubuntu" fo:font-size="8pt" officeooo:rsid="00645e56" style:font-name-asian="Ubuntu2" style:font-size-asian="8pt" style:font-name-complex="Ubuntu2" style:font-size-complex="8pt"/>
    </style:style>
    <style:style style:name="T11" style:family="text">
      <style:text-properties style:font-name="Ubuntu" fo:font-size="8pt" style:text-underline-style="solid" style:text-underline-width="auto" style:text-underline-color="font-color" officeooo:rsid="00632abf" style:font-name-asian="Ubuntu2" style:font-size-asian="8pt" style:font-name-complex="Ubuntu2" style:font-size-complex="8pt"/>
    </style:style>
    <style:style style:name="T12" style:family="text">
      <style:text-properties style:font-name="Ubuntu" fo:font-size="8pt" style:text-underline-style="solid" style:text-underline-width="auto" style:text-underline-color="font-color" officeooo:rsid="006ddfce" style:font-name-asian="Ubuntu2" style:font-size-asian="8pt" style:font-name-complex="Ubuntu2" style:font-size-complex="8pt"/>
    </style:style>
    <style:style style:name="T13" style:family="text">
      <style:text-properties style:font-name="Ubuntu" fo:font-size="8pt" style:text-underline-style="solid" style:text-underline-width="auto" style:text-underline-color="font-color" officeooo:rsid="0090c5e0" style:font-name-asian="Ubuntu2" style:font-size-asian="8pt" style:font-name-complex="Ubuntu2" style:font-size-complex="8pt"/>
    </style:style>
    <style:style style:name="T14" style:family="text">
      <style:text-properties style:font-name="Ubuntu" fo:font-size="8pt" style:text-underline-style="solid" style:text-underline-width="auto" style:text-underline-color="font-color" officeooo:rsid="0092d25e" style:font-name-asian="Ubuntu2" style:font-size-asian="8pt" style:font-name-complex="Ubuntu2" style:font-size-complex="8pt"/>
    </style:style>
    <style:style style:name="T15" style:family="text">
      <style:text-properties style:font-name="Ubuntu" style:text-underline-style="none" officeooo:rsid="0092d25e"/>
    </style:style>
    <style:style style:name="T16" style:family="text">
      <style:text-properties style:font-name="Ubuntu" style:text-underline-style="none" fo:font-weight="bold" officeooo:rsid="0092d25e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645e56"/>
    </style:style>
    <style:style style:name="T19" style:family="text">
      <style:text-properties style:text-underline-style="solid" style:text-underline-width="auto" style:text-underline-color="font-color" officeooo:rsid="006ddfce"/>
    </style:style>
    <style:style style:name="T20" style:family="text">
      <style:text-properties style:text-underline-style="solid" style:text-underline-width="auto" style:text-underline-color="font-color" officeooo:rsid="0090c5e0"/>
    </style:style>
    <style:style style:name="T21" style:family="text">
      <style:text-properties style:text-underline-style="solid" style:text-underline-width="auto" style:text-underline-color="font-color" officeooo:rsid="0092664f"/>
    </style:style>
    <style:style style:name="T22" style:family="text">
      <style:text-properties style:text-underline-style="solid" style:text-underline-width="auto" style:text-underline-color="font-color" officeooo:rsid="0092d25e"/>
    </style:style>
    <style:style style:name="T23" style:family="text">
      <style:text-properties officeooo:rsid="00645e56"/>
    </style:style>
    <style:style style:name="T24" style:family="text">
      <style:text-properties officeooo:rsid="006bb910"/>
    </style:style>
    <style:style style:name="T25" style:family="text">
      <style:text-properties officeooo:rsid="0092d25e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officeooo:rsid="0092d25e"/>
    </style:style>
    <style:style style:name="T28" style:family="text">
      <style:text-properties style:text-underline-style="none" fo:font-weight="bold" officeooo:rsid="0092d25e" style:font-weight-asian="bold" style:font-weight-complex="bold"/>
    </style:style>
    <style:style style:name="T29" style:family="text">
      <style:text-properties style:text-underline-style="none" officeooo:rsid="006ddfce"/>
    </style:style>
    <style:style style:name="T30" style:family="text">
      <style:text-properties officeooo:rsid="0094abdf"/>
    </style:style>
    <style:style style:name="T31" style:family="text">
      <style:text-properties style:font-name="Ubuntu1" fo:font-size="8pt" officeooo:rsid="0094abdf" style:font-name-asian="Ubuntu2" style:font-size-asian="8pt" style:font-name-complex="Ubuntu2" style:font-size-complex="8pt"/>
    </style:style>
    <style:style style:name="T32" style:family="text">
      <style:text-properties style:font-name="Ubuntu1" fo:font-size="8pt" officeooo:rsid="0056eda9" style:font-name-asian="Ubuntu2" style:font-size-asian="8pt" style:font-name-complex="Ubuntu2" style:font-size-complex="8pt"/>
    </style:style>
    <style:style style:name="T33" style:family="text">
      <style:text-properties style:font-name="Ubuntu1" fo:font-size="8pt" officeooo:rsid="0065f891" style:font-name-asian="Ubuntu2" style:font-size-asian="8pt" style:font-name-complex="Ubuntu2" style:font-size-complex="8pt"/>
    </style:style>
    <style:style style:name="T34" style:family="text">
      <style:text-properties officeooo:rsid="009812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Programação Orientada a Objetos</text:p>
      <text:p text:style-name="P9"/>
      <text:p text:style-name="P23"><text:span text:style-name="T1">Prof. D</text:span><text:span text:style-name="T2">elano</text:span><text:span text:style-name="T1"> </text:span><text:span text:style-name="T3">M. </text:span><text:span text:style-name="T2">Beder</text:span></text:p>
      <text:p text:style-name="P10"/>
      <text:p text:style-name="P25"/>
      <text:p text:style-name="P17">Roteiro 0<text:span text:style-name="T25">5</text:span></text:p>
      <text:p text:style-name="P11"/>
      <text:p text:style-name="P24"><text:span text:style-name="T4">1. </text:span><text:span text:style-name="T7">Crie um projeto (</text:span><text:span text:style-name="T11">C++</text:span><text:span text:style-name="T7">) denominado </text:span><text:span text:style-name="T14">Namespace</text:span></text:p>
      <text:p text:style-name="P12"/>
      <text:p text:style-name="P22"><text:bookmark-start text:name="__DdeLink__2908_1728164393"/><text:span text:style-name="T10">2. </text:span><text:span text:style-name="T6">C</text:span><text:span text:style-name="T5">rie </text:span><text:span text:style-name="T7">um</text:span><text:span text:style-name="T8">a</text:span><text:span text:style-name="T7"> </text:span><text:span text:style-name="T12">Nova classe C++</text:span><text:span text:style-name="T7"> denominad</text:span><text:span text:style-name="T8">a</text:span><text:span text:style-name="T7"> </text:span><text:span text:style-name="T13">Pessoa</text:span></text:p>
      <text:p text:style-name="P20"/>
      <text:p text:style-name="P21">Mude o nome dos arquivos gerados para Pessoa1.cpp e Pessoa1.h</text:p>
      <text:p text:style-name="P18"/>
      <text:p text:style-name="P13">2.1 Arquivo <text:span text:style-name="T20">Pessoa</text:span><text:span text:style-name="T22">1</text:span><text:span text:style-name="T17">.h</text:span><text:span text:style-name="T26"> </text:span><text:span text:style-name="T27">(inclua essa classe no namespace </text:span><text:span text:style-name="T28">ns1</text:span><text:span text:style-name="T27">)</text:span></text:p>
      <text:p text:style-name="P13"/>
      <text:p text:style-name="P27">#ifndef PESSOA1_H</text:p>
      <text:p text:style-name="P27">#define PESSOA1_H</text:p>
      <text:p text:style-name="P27"/>
      <text:p text:style-name="P27">#include &lt;string&gt;</text:p>
      <text:p text:style-name="P27">#include &lt;iostream&gt;</text:p>
      <text:p text:style-name="P27">using namespace std;</text:p>
      <text:p text:style-name="P27"/>
      <text:p text:style-name="P27">namespace ns1 {</text:p>
      <text:p text:style-name="P27"/>
      <text:p text:style-name="P27"><text:s text:c="4"/>class Pessoa {</text:p>
      <text:p text:style-name="P27"><text:s text:c="4"/>public:</text:p>
      <text:p text:style-name="P27"><text:s text:c="8"/>Pessoa(string nome, int idade);</text:p>
      <text:p text:style-name="P27"><text:s text:c="8"/>void imprime() <text:span text:style-name="T34">const</text:span>;</text:p>
      <text:p text:style-name="P27"><text:s text:c="4"/>private:</text:p>
      <text:p text:style-name="P27"><text:s text:c="8"/>string nome;</text:p>
      <text:p text:style-name="P27"><text:s text:c="8"/>int idade;</text:p>
      <text:p text:style-name="P27"><text:s text:c="4"/>};</text:p>
      <text:p text:style-name="P27"/>
      <text:p text:style-name="P27">}</text:p>
      <text:p text:style-name="P27"/>
      <text:p text:style-name="P27">#endif /* PESSOA1_H */</text:p>
      <text:p text:style-name="P3"/>
      <text:p text:style-name="P6"><text:span text:style-name="T23">2</text:span>.<text:span text:style-name="T23">2 Arquivo denominado </text:span><text:span text:style-name="T21">Pessoa</text:span><text:span text:style-name="T22">1</text:span><text:span text:style-name="T18">.c</text:span><text:span text:style-name="T19">pp</text:span><text:span text:style-name="T29"> </text:span><text:span text:style-name="T15">(inclua essa classe no namespace </text:span><text:span text:style-name="T16">ns1</text:span><text:span text:style-name="T15">)</text:span></text:p>
      <text:p text:style-name="P5"/>
      <text:p text:style-name="P26">#include "Pessoa1.h"</text:p>
      <text:p text:style-name="P26"/>
      <text:p text:style-name="P26">namespace ns1 {</text:p>
      <text:p text:style-name="P26"/>
      <text:p text:style-name="P26"><text:s text:c="4"/>Pessoa::Pessoa(string nome, int idade) :</text:p>
      <text:p text:style-name="P26"><text:s text:c="4"/>nome(nome), idade(idade) {</text:p>
      <text:p text:style-name="P26"><text:s text:c="4"/>}</text:p>
      <text:p text:style-name="P26"/>
      <text:p text:style-name="P26"><text:s text:c="4"/>void Pessoa::imprime() <text:span text:style-name="T34">const </text:span>{</text:p>
      <text:p text:style-name="P26"><text:s text:c="8"/>cout &lt;&lt; "Nome: " &lt;&lt; nome &lt;&lt; endl;</text:p>
      <text:p text:style-name="P26"><text:s text:c="8"/>cout &lt;&lt; "Idade: " &lt;&lt; idade &lt;&lt; endl;</text:p>
      <text:p text:style-name="P26"><text:s text:c="4"/>}</text:p>
      <text:p text:style-name="P26"/>
      <text:p text:style-name="P26">}</text:p>
      <text:p text:style-name="P1"><text:bookmark-end text:name="__DdeLink__2908_1728164393"/></text:p>
      <text:p text:style-name="P15"/>
      <text:p text:style-name="P29"><text:span text:style-name="T9">3</text:span><text:span text:style-name="T10">. </text:span><text:span text:style-name="T6">C</text:span><text:span text:style-name="T5">rie </text:span><text:span text:style-name="T7">um</text:span><text:span text:style-name="T8">a</text:span><text:span text:style-name="T7"> </text:span><text:span text:style-name="T12">Nova classe C++</text:span><text:span text:style-name="T7"> denominad</text:span><text:span text:style-name="T8">a</text:span><text:span text:style-name="T7"> </text:span><text:span text:style-name="T13">Pessoa</text:span></text:p>
      <text:p text:style-name="P20"/>
      <text:p text:style-name="P21">Mude o nome dos arquivos gerados para Pessoa2.cpp e Pessoa2.h</text:p>
      <text:p text:style-name="P19"/>
      <text:p text:style-name="P14"><text:span text:style-name="T30">3</text:span>.1 Arquivo <text:span text:style-name="T20">Pessoa</text:span><text:span text:style-name="T22">2</text:span><text:span text:style-name="T17">.h</text:span><text:span text:style-name="T26"> </text:span><text:span text:style-name="T27">(inclua essa classe no namespace </text:span><text:span text:style-name="T28">ns2</text:span><text:span text:style-name="T27">)</text:span></text:p>
      <text:p text:style-name="P14"/>
      <text:p text:style-name="P27"><text:bookmark-start text:name="__DdeLink__2910_1728164393"/>#ifndef PESSOA2_H</text:p>
      <text:p text:style-name="P27">#define PESSOA2_H</text:p>
      <text:p text:style-name="P27"/>
      <text:p text:style-name="P27">#include &lt;string&gt;</text:p>
      <text:p text:style-name="P27">#include &lt;iostream&gt;</text:p>
      <text:p text:style-name="P27">using namespace std;</text:p>
      <text:p text:style-name="P27"/>
      <text:p text:style-name="P27">namespace ns2 {</text:p>
      <text:p text:style-name="P27"/>
      <text:p text:style-name="P27"><text:s text:c="4"/>class Pessoa {</text:p>
      <text:p text:style-name="P27"><text:s text:c="4"/>public:</text:p>
      <text:p text:style-name="P27"><text:s text:c="8"/>Pessoa(string nome, string endereco);</text:p>
      <text:p text:style-name="P27"><text:s text:c="8"/>void imprime() <text:span text:style-name="T34">const</text:span>;</text:p>
      <text:p text:style-name="P27"><text:s text:c="4"/>private:</text:p>
      <text:p text:style-name="P27"><text:s text:c="8"/>string nome;</text:p>
      <text:p text:style-name="P27"><text:s text:c="8"/>string endereco;</text:p>
      <text:p text:style-name="P27"><text:s text:c="4"/>};</text:p>
      <text:p text:style-name="P27"/>
      <text:p text:style-name="P27">}</text:p>
      <text:p text:style-name="P27"/>
      <text:p text:style-name="P27">#endif /* PESSOA2_H */<text:bookmark-end text:name="__DdeLink__2910_1728164393"/></text:p>
      <text:p text:style-name="P4"/>
      <text:p text:style-name="P6"><text:span text:style-name="T30">3</text:span>.<text:span text:style-name="T23">2 Arquivo denominado </text:span><text:span text:style-name="T21">Pessoa</text:span><text:span text:style-name="T22">2</text:span><text:span text:style-name="T18">.c</text:span><text:span text:style-name="T19">pp</text:span><text:span text:style-name="T29"> </text:span><text:span text:style-name="T15">(inclua essa classe no namespace </text:span><text:span text:style-name="T16">ns2</text:span><text:span text:style-name="T15">)</text:span></text:p>
      <text:p text:style-name="P6"/>
      <text:p text:style-name="P26"><text:bookmark-start text:name="__DdeLink__2912_1728164393"/>#include "Pessoa2.h"</text:p>
      <text:p text:style-name="P26"/>
      <text:p text:style-name="P26">namespace ns2 {</text:p>
      <text:p text:style-name="P26"/>
      <text:p text:style-name="P26"><text:s text:c="4"/>Pessoa::Pessoa(string nome, string endereco) :</text:p>
      <text:p text:style-name="P26"><text:s text:c="4"/>nome(nome), endereco(endereco) {</text:p>
      <text:p text:style-name="P26"><text:s text:c="4"/>}</text:p>
      <text:p text:style-name="P26"/>
      <text:p text:style-name="P26"><text:s text:c="4"/>void Pessoa::imprime() <text:span text:style-name="T34">const </text:span>{</text:p>
      <text:p text:style-name="P26"><text:s text:c="8"/>cout &lt;&lt; "Nome: " &lt;&lt; nome &lt;&lt; endl;</text:p>
      <text:p text:style-name="P26"><text:s text:c="8"/>cout &lt;&lt; "Endereço: " &lt;&lt; endereco &lt;&lt; endl;</text:p>
      <text:p text:style-name="P26"><text:s text:c="4"/>}</text:p>
      <text:p text:style-name="P26"/>
      <text:p text:style-name="P26">}<text:bookmark-end text:name="__DdeLink__2912_1728164393"/></text:p>
      <text:p text:style-name="P2"/>
      <text:p text:style-name="P30"><text:span text:style-name="T31">4</text:span><text:bookmark-start text:name="__DdeLink__579_799265995"/><text:span text:style-name="T32">. </text:span><text:span text:style-name="T33">Arquivo main.cpp</text:span></text:p>
      <text:p text:style-name="P5"/>
      <text:p text:style-name="P28">#include "Pessoa1.h"</text:p>
      <text:p text:style-name="P28">#include "Pessoa2.h"</text:p>
      <text:p text:style-name="P28"/>
      <text:p text:style-name="P28">using namespace ns1;</text:p>
      <text:p text:style-name="P28"/>
      <text:p text:style-name="P28">int main(int argc, char** argv) {</text:p>
      <text:p text:style-name="P28"/>
      <text:p text:style-name="P28"><text:s text:c="4"/>Pessoa p1("Fulano", 18);</text:p>
      <text:p text:style-name="P28"><text:s text:c="4"/>ns2::Pessoa p2("Sincrano", "Endereco X");</text:p>
      <text:p text:style-name="P28"><text:s text:c="4"/></text:p>
      <text:p text:style-name="P28"><text:s text:c="4"/>p1.imprime();</text:p>
      <text:p text:style-name="P28"><text:s text:c="4"/></text:p>
      <text:p text:style-name="P28"><text:s text:c="4"/>cout &lt;&lt; endl;</text:p>
      <text:p text:style-name="P28"><text:s text:c="4"/></text:p>
      <text:p text:style-name="P28"><text:s text:c="4"/>p2.imprime(); <text:s text:c="3"/></text:p>
      <text:p text:style-name="P28">}</text:p>
      <text:p text:style-name="P7"/>
      <text:p text:style-name="P7"><text:span text:style-name="T30">5</text:span>. Compile e execute (verifique <text:span text:style-name="T24">a</text:span> <text:span text:style-name="T24">saída impressa</text:span>)<text:bookmark-end text:name="__DdeLink__579_799265995"/></text:p>
      <text:p text:style-name="P16"/>
      <text:p text:style-name="P8"><text:span text:style-name="T30">6</text:span>. Fi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pitch="variable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orizontal_20_Line" style:display-name="Horizontal Line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78cm" fo:margin-bottom="1.778cm" fo:margin-left="1.778cm" fo:margin-right="1.778cm" fo:background-color="#ffffff" style:writing-mode="lr-tb" style:layout-grid-color="#c0c0c0" style:layout-grid-lines="2614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1-04T12:01:00.001227785</dc:date>
    <meta:editing-duration>PT8H23S</meta:editing-duration>
    <meta:editing-cycles>86</meta:editing-cycles>
    <meta:document-statistic meta:table-count="0" meta:image-count="0" meta:object-count="0" meta:page-count="3" meta:paragraph-count="80" meta:word-count="274" meta:character-count="1957" meta:non-whitespace-character-count="1556"/>
  </office:meta>
</office:document-meta>
</file>